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ArialMT" svg:font-family="ArialMT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374in"/>
    </style:style>
    <style:style style:name="co2" style:family="table-column">
      <style:table-column-properties fo:break-before="auto" style:column-width="7.629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1.4193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1.5752in" fo:break-before="auto" style:use-optimal-row-height="true"/>
    </style:style>
    <style:style style:name="ro9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name-asian="ArialMT" style:font-size-asian="13pt" style:font-name-complex="ArialMT" style:font-size-complex="7.34999990463257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test practice</text:p>
          </table:table-cell>
          <table:table-cell table:style-name="ce1" office:value-type="string">
            <text:p>De tests zoals ze nu zijn, volgen niet echt JUnit practice. De</text:p>
            <text:p><text:s/>class testFramework kan beter een subclass van TestCase</text:p>
            <text:p><text:s/>zijn. Sowieso moeten we zien te voorkomen dat JUnit denkt dat ze</text:p>
            <text:p><text:s/>hulp functies aan het testen is.</text:p>
          </table:table-cell>
        </table:table-row>
        <table:table-row table:style-name="ro2">
          <table:table-cell office:value-type="string">
            <text:p>interpreter omvang</text:p>
          </table:table-cell>
          <table:table-cell office:value-type="string">
            <text:p>De class Evaluator is erg groot, en hier moeten we nog wat meer</text:p>
            <text:p><text:s/>factoriseren om het allemaal navigeerbaar te maken. Bijvoorbeeld de</text:p>
            <text:p><text:s/>functies: checkInteger etc. en intValue etc. kunnen volgens mij naar</text:p>
            <text:p><text:s/>EvalResult, bindTypeParameters kan naar de PDB. Ook zijn er</text:p>
            <text:p><text:s/>misschien (meer) deel evaluators te bedenken: module level, function</text:p>
            <text:p><text:s/>level, rules, comprehensions, binary operators (bijvoorbeeld om de</text:p>
            <text:p><text:s/>saaie gevallen niet in de main interpreter te zien) etc.</text:p>
          </table:table-cell>
        </table:table-row>
        <table:table-row table:style-name="ro3">
          <table:table-cell office:value-type="string">
            <text:p>strategy booleans</text:p>
          </table:table-cell>
          <table:table-cell office:value-type="string">
            <text:p>De booleans voor bottom-up, break etc. zijn erg</text:p>
            <text:p><text:s/>non-descriptief. Hier kan op zijn minst een enum gebruikt</text:p>
            <text:p><text:s/>worden. Misschien is het ook mogelijk de strategie semantiek in</text:p>
            <text:p><text:s/>aparte classes te verpakken. Traversal zou dan als volgt aangeroepen</text:p>
            <text:p><text:s/>worden. new Bottomup(rules).traverse(v) of new TopDown(rules,</text:p>
            <text:p><text:s/>true).traverse(v); waar tweede argument geeft continue aan.</text:p>
          </table:table-cell>
        </table:table-row>
        <table:table-row table:style-name="ro4">
          <table:table-cell office:value-type="string">
            <text:p>collection types</text:p>
          </table:table-cell>
          <table:table-cell office:value-type="string">
            <text:p>De enum collection types die gebruikt worden door</text:p>
            <text:p><text:s/>ComprehensionCollectionWriter kan weg door geschikte,</text:p>
            <text:p><text:s/>specializerende subclasses van ComprehensionCollectionWriter te</text:p>
            <text:p><text:s/>maken. Hiermee kunnen de switch statements vermeden worden. En de</text:p>
            <text:p><text:s/>visit methodes instantieren gewoon de bedoelde class.</text:p>
          </table:table-cell>
        </table:table-row>
        <table:table-row table:style-name="ro5">
          <table:table-cell office:value-type="string">
            <text:p>towards lisp-1</text:p>
          </table:table-cell>
          <table:table-cell office:value-type="string">
            <text:p>Ik zag dat er gescheiden functie/variable environments zijn. Hadden</text:p>
            <text:p><text:s/>we dit niet afgeschaft? Alsook de vervelende #f en (#f)() notaties?</text:p>
          </table:table-cell>
        </table:table-row>
        <table:table-row table:style-name="ro1">
          <table:table-cell office:value-type="string">
            <text:p>closure environments</text:p>
          </table:table-cell>
          <table:table-cell office:value-type="string">
            <text:p>Closures zeulen de hele stack met zich mee, die ook helemaal</text:p>
            <text:p><text:s/>hersteld wordt vanaf de global environment tot aan de closed-over</text:p>
            <text:p><text:s/>environment. Dit is een gevolg van de stack architectuur die er nu</text:p>
            <text:p><text:s/>is.</text:p>
          </table:table-cell>
        </table:table-row>
        <table:table-row table:style-name="ro4">
          <table:table-cell office:value-type="string">
            <text:p>global environment not a singleton</text:p>
          </table:table-cell>
          <table:table-cell office:value-type="string">
            <text:p>De global environment is een singleton: is het niet beter dit</text:p>
            <text:p><text:s/>relatief aan de interpreter te maken (dus een field daar). Nu is ie</text:p>
            <text:p><text:s/>ook global in Java. Als ik meerdere interpreters instantieer,</text:p>
            <text:p><text:s/>grutten ze allemaal in dezelfde global environment...</text:p>
            <text:p/>
          </table:table-cell>
        </table:table-row>
        <table:table-row table:style-name="ro6">
          <table:table-cell office:value-type="string">
            <text:p>closure representatie</text:p>
          </table:table-cell>
          <table:table-cell office:value-type="string">
            <text:p>closures kunnen in de PDB, maar niet persistent. Ik zou een</text:p>
            <text:p><text:s/>data declaratie maken die "iets" definieert wat je ziet als je een</text:p>
            <text:p><text:s/>closure print of in de PDB stopt, bijvoorbeeld:</text:p>
            <text:p/>
            <text:p><text:s/>data Closure = closure(list[str] from, str to, int id)</text:p>
            <text:p/>
            <text:p><text:s/>Waarbij id een intern object_id uit Java representeert. Hiermee kun</text:p>
            <text:p><text:s/>je verder niets. Maar je ziet in elk geval iets als het in een set</text:p>
            <text:p><text:s/>zit of zo.</text:p>
          </table:table-cell>
        </table:table-row>
        <table:table-row table:style-name="ro7">
          <table:table-cell office:value-type="string">
            <text:p>excepties vs errors</text:p>
          </table:table-cell>
          <table:table-cell office:value-type="string">
            <text:p>Qua code organisatie moeten we denk ik duidelijk een onderscheid</text:p>
            <text:p><text:s/>maken tussen errors en andere exceptions (Failure, Return, Insert):</text:p>
            <text:p><text:s/>in verschillend package.</text:p>
          </table:table-cell>
        </table:table-row>
        <table:table-row table:style-name="ro8">
          <table:table-cell office:value-type="string">
            <text:p>multiple errors</text:p>
          </table:table-cell>
          <table:table-cell office:value-type="string">
            <text:p/>
            <text:p>- Veel error condities worden nu door 1 exceptie gecaptured: vooral</text:p>
            <text:p><text:s/>RascalTypeError is erg populair. Met het oog op testbaarheid van</text:p>
            <text:p><text:s/>foutmeldingen stel ik voor om veel meer exceptietypes te</text:p>
            <text:p><text:s/>definieren. In elk geval: NoSuchModuleError, ParseError,</text:p>
            <text:p><text:s/>Uninitialized(Global)VariableError, TypeMismatchError,</text:p>
            <text:p><text:s/>ClosureInvokationError, AssignmentError, NoSuchAnnotationError,</text:p>
            <text:p><text:s/>NoSuchFieldError etc. Nu kunnen ook al die magic error message</text:p>
            <text:p><text:s/>literals georganiseerd/gefactoriseerd worden.</text:p>
            <text:p/>
          </table:table-cell>
        </table:table-row>
        <table:table-row table:style-name="ro4">
          <table:table-cell office:value-type="string">
            <text:p>popframe &amp; stacktraces</text:p>
          </table:table-cell>
          <table:table-cell office:value-type="string">
            <text:p>Popframe in finally gaat een probleem worden als we Rascal</text:p>
            <text:p><text:s/>stacktraces willen opleveren. NB: dit is geen enkel problem als we</text:p>
            <text:p><text:s/>environments implementeren zoals boven beschreven: geef gewoon de</text:p>
            <text:p><text:s/>current this.env mee wanneer een exception gegooid wordt. (NB: ik</text:p>
            <text:p><text:s/>zie nog niet voor me hoe dit interacteert met closure invocatie).</text:p>
          </table:table-cell>
        </table:table-row>
        <table:table-row table:style-name="ro5">
          <table:table-cell office:value-type="string">
            <text:p>backtracking constructs</text:p>
          </table:table-cell>
          <table:table-cell office:value-type="string">
            <text:p>Is het mogelijk alle "dingen" die meer dan 1 resultaat kunnen</text:p>
            <text:p><text:s/>hebben, in 1 interface te stoppen? Bijvoorbeeld genoemd Generator?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9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ArialMT" svg:font-family="ArialMT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4">02/04/2009</text:date>, <text:time>11:0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9-02-04T10:56:05</meta:creation-date>
    <dc:date>2009-02-04T11:04:00</dc:date>
    <dc:language>en</dc:language>
    <meta:editing-cycles>5</meta:editing-cycles>
    <meta:editing-duration>PT7M58S</meta:editing-duration>
    <meta:user-defined meta:name="Info 1"/>
    <meta:user-defined meta:name="Info 2"/>
    <meta:user-defined meta:name="Info 3"/>
    <meta:user-defined meta:name="Info 4"/>
    <meta:document-statistic meta:table-count="3" meta:cell-count="24"/>
  </office:meta>
</office:document-meta>
</file>